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rtsmou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816">
            <text:p>816</text:p>
          </table:table-cell>
          <table:table-cell table:style-name="ce22" office:value-type="float" office:value="147">
            <text:p>147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399">
            <text:p>1,399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540">
            <text:p>54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247">
            <text:p>247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35">
            <text:p>3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107">
            <text:p>3,107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6376">
            <text:p>6,376</text:p>
          </table:table-cell>
          <table:table-cell table:style-name="ce23" office:value-type="float" office:value="266">
            <text:p>26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7192">
            <text:p>7,192</text:p>
          </table:table-cell>
          <table:table-cell table:style-name="ce23" office:value-type="float" office:value="413">
            <text:p>4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